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</office:automatic-styles>
  <office:body>
    <office:text>
      <text:h text:style-name="Heading_20_1" text:outline-level="1"><text:bookmark-start text:name="ficheros"/>Ficheros:<text:bookmark-end text:name="ficheros"/></text:h>
      <text:h text:style-name="Heading_20_2" text:outline-level="2"><text:bookmark-start text:name="elemento-que-nos-permite-persistencia."/>Elemento que nos permite persistencia.<text:bookmark-end text:name="elemento-que-nos-permite-persistencia."/></text:h>
      <text:h text:style-name="Heading_20_2" text:outline-level="2"><text:bookmark-start text:name="creación"/>Creación:<text:bookmark-end text:name="creación"/></text:h>
      <text:p text:style-name="P1">f = open('data/items.txt','w') #f sería el handler. Para referirme al fichero abierto</text:p>
      <text:p text:style-name="P2">f.write("Hola Mundo") # Creará el fichero si lo abrimos en modo escritura si no existe.</text:p>
      <text:p text:style-name="First_20_paragraph">Si existe y escribo, sobreescribe lo que había. Para añadir en vez de sobre escribir, lo abro como append:</text:p>
      <text:p text:style-name="P3">f.close()</text:p>
      <text:p text:style-name="P4">f = open('data/items.txt','a')</text:p>
      <text:p text:style-name="P5">f.write("Hola Python")</text:p>
      <text:p text:style-name="P6">f.close()</text:p>
      <text:p text:style-name="P7">def escribir_data(nombre_fichero: str,*mensajes):</text:p>
      <text:p text:style-name="P8"><text:s text:c="4"/>f = open(f'data/{nombre_fichero}','w')</text:p>
      <text:p text:style-name="P9"><text:s text:c="4"/>for mensaje in mensajes:</text:p>
      <text:p text:style-name="P10"><text:s text:c="8"/>f.write(f"{mensaje}\n")</text:p>
      <text:p text:style-name="P11"><text:s text:c="4"/>f.close()</text:p>
      <text:p text:style-name="P12">def escribir_data_v2(nombre_fichero: str, *mensajes):</text:p>
      <text:p text:style-name="P13"><text:s text:c="4"/>with open(f'./data/{nombre_fichero}', 'w') as f:</text:p>
      <text:p text:style-name="P14"><text:s text:c="8"/>for mensaje in mensajes:</text:p>
      <text:p text:style-name="P15"><text:s text:c="12"/>f.write(f"{mensaje}\n")</text:p>
      <text:h text:style-name="Heading_20_2" text:outline-level="2"><text:bookmark-start text:name="lectura"/>Lectura:<text:bookmark-end text:name="lectura"/></text:h>
      <text:h text:style-name="Heading_20_5" text:outline-level="5"><text:bookmark-start text:name="hay-que-asegurarse-de-que-existe-si-no-daría-un-error"/>Hay que asegurarse de que existe, si no, daría un error:<text:bookmark-end text:name="hay-que-asegurarse-de-que-existe-si-no-daría-un-error"/></text:h>
      <text:p text:style-name="P16">def leer_data(nombre_fichero:str) -&gt; str:</text:p>
      <text:p text:style-name="P17"><text:s text:c="4"/>try:</text:p>
      <text:p text:style-name="P18"><text:s text:c="8"/>f = open(f"./data/{nombre_fiechero}",'r') # f es una variable local al bloque. Por eso no va a cerrar con f.close. Así que tengo que subir un nivel la declaración de la variable</text:p>
      <text:p text:style-name="P19"><text:s text:c="8"/>data = f.read()</text:p>
      <text:p text:style-name="P20"><text:s text:c="4"/>except FileNotFoundError as fnfex:</text:p>
      <text:p text:style-name="P21"><text:s text:c="8"/>print(fnfex)</text:p>
      <text:p text:style-name="P22"><text:s text:c="4"/>finally:</text:p>
      <text:p text:style-name="P23"><text:s text:c="16"/>f.close() #Siempre que acceda a un fiechero con open(), es necesario cerrarlo con close()</text:p>
      <text:p text:style-name="P24"><text:s text:c="4"/>return data</text:p>
      <text:p text:style-name="P25">def leer_data(nombre_fichero: str) -&gt; str:</text:p>
      <text:p text:style-name="P26"/>
      <text:p text:style-name="P27"><text:s text:c="4"/>f = None</text:p>
      <text:p text:style-name="P28"><text:s text:c="4"/>data = None</text:p>
      <text:p text:style-name="P29"><text:s text:c="4"/>try:</text:p>
      <text:p text:style-name="P30"><text:s text:c="8"/>f = open(f"./data/{nombre_fichero}", 'r')</text:p>
      <text:p text:style-name="P31"><text:s text:c="8"/>data = f.read()</text:p>
      <text:p text:style-name="P32"><text:s text:c="4"/>except FileNotFoundError as fnfex:</text:p>
      <text:p text:style-name="P33"><text:s text:c="8"/>print(fnfex)</text:p>
      <text:p text:style-name="P34"><text:s text:c="4"/>finally:</text:p>
      <text:p text:style-name="P35"><text:s text:c="8"/>if f: # &lt;= Si existe f</text:p>
      <text:p text:style-name="P36"><text:s text:c="12"/>f.close()</text:p>
      <text:p text:style-name="P37"/>
      <text:p text:style-name="P38"><text:s text:c="4"/>return data</text:p>
      <text:p text:style-name="P39"/>
      <text:p text:style-name="P40">def leer_data_v3(nombre_fichero: str) -&gt; str:</text:p>
      <text:p text:style-name="P41"/>
      <text:p text:style-name="P42"><text:s text:c="4"/>f = None</text:p>
      <text:p text:style-name="P43"><text:s text:c="4"/>data = None</text:p>
      <text:p text:style-name="P44"><text:s text:c="4"/>try:</text:p>
      <text:p text:style-name="P45"><text:s text:c="8"/>with open(f"./data/{nombre_fichero}", 'r') as f:</text:p>
      <text:p text:style-name="P46"><text:s text:c="12"/>data = f.read()</text:p>
      <text:p text:style-name="P47"><text:s text:c="4"/>except FileNotFoundError as fnfex:</text:p>
      <text:p text:style-name="P48"><text:s text:c="8"/>print(fnfex)</text:p>
      <text:p text:style-name="P49"/>
      <text:p text:style-name="P50"><text:s text:c="4"/>return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4-02-13T16:50:33Z</meta:creation-date>
    <dc:date>2024-02-13T16:50:33Z</dc:date>
  </office:meta>
</office:document-meta>
</file>